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e2c" officeooo:paragraph-rsid="0015fe2c"/>
    </style:style>
    <style:style style:name="P2" style:family="paragraph" style:parent-style-name="Standard">
      <style:text-properties officeooo:rsid="0016eb2e" officeooo:paragraph-rsid="0016eb2e"/>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a) El arrayList presenta un mejor rendimiento cuando se necesita acceso aleatorio, esto es debido a la indexación de los elementos.</text:p>
      <text:p text:style-name="P1">b) La linkedList presenta un mejor rendimiento cuando se necesita insertar elementos, dado que se tienen referencias tanto del primero como del último elemento de la lista, esto nos permite una inserción mas simple, además de que al insertar en puntos intermedios, no es necesario que se haga corrimiento de los elementos.</text:p>
      <text:p text:style-name="P1">c) El arrayList a diferencia de la linkedList, no permite el máximo aprovechamiento de los espacios de memoria libres, dado que necesita que todos los espacios de memoria estén liberados de manera contigua, dándole a la linkedList un mejor aprovechamiento de los espacios libres en memoria.</text:p>
      <text:p text:style-name="P1">d) Usaría un arrayList cuando necesito acceder de manera rápida a los datos y se que no va a cambiar la cantidad de datos que necesito cargados en memoria, y utilizaría una linkedList cuando deba hacer múltiples inserciones y no conozca la cantidad de datos que podrían ingresar al programa.</text:p>
      <text:p text:style-name="P1"/>
      <text:p text:style-name="P2">7) b) En la implementación no encuentro diferencias salvo en la declaración de la lista y array.</text:p>
      <text:p text:style-name="P2">c) Se podría iterar recursivamente el array o la lista con un <text:span text:style-name="T1">méto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7T13:52:54.129564371</meta:creation-date>
    <dc:date>2026-03-27T14:18:29.033281208</dc:date>
    <meta:editing-duration>PT9M24S</meta:editing-duration>
    <meta:editing-cycles>2</meta:editing-cycles>
    <meta:generator>LibreOffice/25.2.3.2$Linux_X86_64 LibreOffice_project/520$Build-2</meta:generator>
    <meta:document-statistic meta:table-count="0" meta:image-count="0" meta:object-count="0" meta:page-count="1" meta:paragraph-count="6" meta:word-count="200" meta:character-count="1202" meta:non-whitespace-character-count="1008"/>
  </office:meta>
</office:document-meta>
</file>